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3.83mm"/>
    </style:style>
    <style:style style:name="co3" style:family="table-column">
      <style:table-column-properties fo:break-before="auto" style:column-width="37.02mm"/>
    </style:style>
    <style:style style:name="co4" style:family="table-column">
      <style:table-column-properties fo:break-before="auto" style:column-width="34.57mm"/>
    </style:style>
    <style:style style:name="co5" style:family="table-column">
      <style:table-column-properties fo:break-before="auto" style:column-width="49.83mm"/>
    </style:style>
    <style:style style:name="co6" style:family="table-column">
      <style:table-column-properties fo:break-before="auto" style:column-width="59.6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4"/>
    <style:style style:name="ce3" style:family="table-cell" style:parent-style-name="Default" style:data-style-name="N4">
      <style:text-properties fo:font-weight="bold" style:font-weight-asian="bold" style:font-weight-complex="bold"/>
    </style:style>
    <style:style style:name="ce4" style:family="table-cell" style:parent-style-name="Default" style:data-style-name="N3"/>
    <style:style style:name="ce5" style:family="table-cell" style:parent-style-name="Default" style:data-style-name="N3">
      <style:text-properties fo:font-weight="bold" style:font-weight-asian="bold" style:font-weight-complex="bold"/>
    </style:style>
    <style:style style:name="ce6" style:family="table-cell" style:parent-style-name="Default" style:data-style-name="N110"/>
    <style:style style:name="ce7" style:family="table-cell" style:parent-style-name="Default" style:data-style-name="N110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Foglio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ce4"/>
        <table:table-column table:style-name="co5" table:default-cell-style-name="ce6"/>
        <table:table-column table:style-name="co6" table:default-cell-style-name="ce2"/>
        <table:table-row table:style-name="ro1">
          <table:table-cell table:number-columns-repeated="6"/>
        </table:table-row>
        <table:table-row table:style-name="ro1">
          <table:table-cell table:style-name="ce1" office:value-type="string" calcext:value-type="string">
            <text:p>EPSG:3857 scale denominators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Level</text:p>
          </table:table-cell>
          <table:table-cell table:style-name="ce3" office:value-type="string" calcext:value-type="string">
            <text:p>Scale denominator</text:p>
          </table:table-cell>
          <table:table-cell table:style-name="ce1" office:value-type="string" calcext:value-type="string">
            <text:p>Middle cut</text:p>
          </table:table-cell>
          <table:table-cell table:style-name="ce5" office:value-type="string" calcext:value-type="string">
            <text:p>Rounded</text:p>
          </table:table-cell>
          <table:table-cell table:style-name="ce7" office:value-type="string" calcext:value-type="string">
            <text:p>Pixel per meter</text:p>
          </table:table-cell>
          <table:table-cell table:style-name="ce3" office:value-type="string" calcext:value-type="string">
            <text:p>Meters per pixe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9082263.950893" calcext:value-type="float">
            <text:p>559.082.263,95</text:p>
          </table:table-cell>
          <table:table-cell table:number-columns-repeated="2"/>
          <table:table-cell table:formula="of:=1/[.B4]*25.4/0.28/0.0254" office:value-type="float" office:value="0.00000638801979907248" calcext:value-type="float">
            <text:p>0,0000064</text:p>
          </table:table-cell>
          <table:table-cell table:formula="of:=1/[.E4]" office:value-type="float" office:value="156543.03390625" calcext:value-type="float">
            <text:p>156.543,0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4]/2" office:value-type="float" office:value="279541131.975446" calcext:value-type="float">
            <text:p>279.541.131,98</text:p>
          </table:table-cell>
          <table:table-cell table:style-name="ce4" table:formula="of:=([.B5]+[.B4])/2" office:value-type="float" office:value="419311697.96317" calcext:value-type="float">
            <text:p>419.311.698</text:p>
          </table:table-cell>
          <table:table-cell office:value-type="float" office:value="400000000" calcext:value-type="float">
            <text:p>400.000.000</text:p>
          </table:table-cell>
          <table:table-cell table:formula="of:=1/[.B5]*25.4/0.28/0.0254" office:value-type="float" office:value="0.000012776039598145" calcext:value-type="float">
            <text:p>0,0000128</text:p>
          </table:table-cell>
          <table:table-cell table:formula="of:=1/[.E5]" office:value-type="float" office:value="78271.516953125" calcext:value-type="float">
            <text:p>78.271,5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5]/2" office:value-type="float" office:value="139770565.987723" calcext:value-type="float">
            <text:p>139.770.565,99</text:p>
          </table:table-cell>
          <table:table-cell table:style-name="ce4" table:formula="of:=([.B6]+[.B5])/2" office:value-type="float" office:value="209655848.981585" calcext:value-type="float">
            <text:p>209.655.849</text:p>
          </table:table-cell>
          <table:table-cell office:value-type="float" office:value="200000000" calcext:value-type="float">
            <text:p>200.000.000</text:p>
          </table:table-cell>
          <table:table-cell table:formula="of:=1/[.B6]*25.4/0.28/0.0254" office:value-type="float" office:value="0.0000255520791962899" calcext:value-type="float">
            <text:p>0,0000256</text:p>
          </table:table-cell>
          <table:table-cell table:formula="of:=1/[.E6]" office:value-type="float" office:value="39135.7584765625" calcext:value-type="float">
            <text:p>39.135,7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6]/2" office:value-type="float" office:value="69885282.9938616" calcext:value-type="float">
            <text:p>69.885.282,99</text:p>
          </table:table-cell>
          <table:table-cell table:style-name="ce4" table:formula="of:=([.B7]+[.B6])/2" office:value-type="float" office:value="104827924.490792" calcext:value-type="float">
            <text:p>104.827.924</text:p>
          </table:table-cell>
          <table:table-cell office:value-type="float" office:value="100000000" calcext:value-type="float">
            <text:p>100.000.000</text:p>
          </table:table-cell>
          <table:table-cell table:formula="of:=1/[.B7]*25.4/0.28/0.0254" office:value-type="float" office:value="0.0000511041583925798" calcext:value-type="float">
            <text:p>0,0000511</text:p>
          </table:table-cell>
          <table:table-cell table:formula="of:=1/[.E7]" office:value-type="float" office:value="19567.8792382813" calcext:value-type="float">
            <text:p>19.567,8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7]/2" office:value-type="float" office:value="34942641.4969308" calcext:value-type="float">
            <text:p>34.942.641,50</text:p>
          </table:table-cell>
          <table:table-cell table:style-name="ce4" table:formula="of:=([.B8]+[.B7])/2" office:value-type="float" office:value="52413962.2453962" calcext:value-type="float">
            <text:p>52.413.962</text:p>
          </table:table-cell>
          <table:table-cell office:value-type="float" office:value="50000000" calcext:value-type="float">
            <text:p>50.000.000</text:p>
          </table:table-cell>
          <table:table-cell table:formula="of:=1/[.B8]*25.4/0.28/0.0254" office:value-type="float" office:value="0.00010220831678516" calcext:value-type="float">
            <text:p>0,0001022</text:p>
          </table:table-cell>
          <table:table-cell table:formula="of:=1/[.E8]" office:value-type="float" office:value="9783.93961914063" calcext:value-type="float">
            <text:p>9.783,9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8]/2" office:value-type="float" office:value="17471320.7484654" calcext:value-type="float">
            <text:p>17.471.320,75</text:p>
          </table:table-cell>
          <table:table-cell table:style-name="ce4" table:formula="of:=([.B9]+[.B8])/2" office:value-type="float" office:value="26206981.1226981" calcext:value-type="float">
            <text:p>26.206.981</text:p>
          </table:table-cell>
          <table:table-cell office:value-type="float" office:value="25000000" calcext:value-type="float">
            <text:p>25.000.000</text:p>
          </table:table-cell>
          <table:table-cell table:formula="of:=1/[.B9]*25.4/0.28/0.0254" office:value-type="float" office:value="0.000204416633570319" calcext:value-type="float">
            <text:p>0,0002044</text:p>
          </table:table-cell>
          <table:table-cell table:formula="of:=1/[.E9]" office:value-type="float" office:value="4891.96980957031" calcext:value-type="float">
            <text:p>4.891,9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9]/2" office:value-type="float" office:value="8735660.3742327" calcext:value-type="float">
            <text:p>8.735.660,37</text:p>
          </table:table-cell>
          <table:table-cell table:style-name="ce4" table:formula="of:=([.B10]+[.B9])/2" office:value-type="float" office:value="13103490.5613491" calcext:value-type="float">
            <text:p>13.103.491</text:p>
          </table:table-cell>
          <table:table-cell office:value-type="float" office:value="12500000" calcext:value-type="float">
            <text:p>12.500.000</text:p>
          </table:table-cell>
          <table:table-cell table:formula="of:=1/[.B10]*25.4/0.28/0.0254" office:value-type="float" office:value="0.000408833267140639" calcext:value-type="float">
            <text:p>0,0004088</text:p>
          </table:table-cell>
          <table:table-cell table:formula="of:=1/[.E10]" office:value-type="float" office:value="2445.98490478516" calcext:value-type="float">
            <text:p>2.445,9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10]/2" office:value-type="float" office:value="4367830.18711635" calcext:value-type="float">
            <text:p>4.367.830,19</text:p>
          </table:table-cell>
          <table:table-cell table:style-name="ce4" table:formula="of:=([.B11]+[.B10])/2" office:value-type="float" office:value="6551745.28067453" calcext:value-type="float">
            <text:p>6.551.745</text:p>
          </table:table-cell>
          <table:table-cell office:value-type="float" office:value="6000000" calcext:value-type="float">
            <text:p>6.000.000</text:p>
          </table:table-cell>
          <table:table-cell table:formula="of:=1/[.B11]*25.4/0.28/0.0254" office:value-type="float" office:value="0.000817666534281278" calcext:value-type="float">
            <text:p>0,0008177</text:p>
          </table:table-cell>
          <table:table-cell table:formula="of:=1/[.E11]" office:value-type="float" office:value="1222.99245239258" calcext:value-type="float">
            <text:p>1.222,9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11]/2" office:value-type="float" office:value="2183915.09355818" calcext:value-type="float">
            <text:p>2.183.915,09</text:p>
          </table:table-cell>
          <table:table-cell table:style-name="ce4" table:formula="of:=([.B12]+[.B11])/2" office:value-type="float" office:value="3275872.64033726" calcext:value-type="float">
            <text:p>3.275.873</text:p>
          </table:table-cell>
          <table:table-cell office:value-type="float" office:value="3000000" calcext:value-type="float">
            <text:p>3.000.000</text:p>
          </table:table-cell>
          <table:table-cell table:formula="of:=1/[.B12]*25.4/0.28/0.0254" office:value-type="float" office:value="0.00163533306856256" calcext:value-type="float">
            <text:p>0,0016353</text:p>
          </table:table-cell>
          <table:table-cell table:formula="of:=1/[.E12]" office:value-type="float" office:value="611.496226196289" calcext:value-type="float">
            <text:p>611,5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12]/2" office:value-type="float" office:value="1091957.54677909" calcext:value-type="float">
            <text:p>1.091.957,55</text:p>
          </table:table-cell>
          <table:table-cell table:style-name="ce4" table:formula="of:=([.B13]+[.B12])/2" office:value-type="float" office:value="1637936.32016863" calcext:value-type="float">
            <text:p>1.637.936</text:p>
          </table:table-cell>
          <table:table-cell office:value-type="float" office:value="1500000" calcext:value-type="float">
            <text:p>1.500.000</text:p>
          </table:table-cell>
          <table:table-cell table:formula="of:=1/[.B13]*25.4/0.28/0.0254" office:value-type="float" office:value="0.00327066613712511" calcext:value-type="float">
            <text:p>0,0032707</text:p>
          </table:table-cell>
          <table:table-cell table:formula="of:=1/[.E13]" office:value-type="float" office:value="305.748113098145" calcext:value-type="float">
            <text:p>305,7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13]/2" office:value-type="float" office:value="545978.773389544" calcext:value-type="float">
            <text:p>545.978,77</text:p>
          </table:table-cell>
          <table:table-cell table:style-name="ce4" table:formula="of:=([.B14]+[.B13])/2" office:value-type="float" office:value="818968.160084316" calcext:value-type="float">
            <text:p>818.968</text:p>
          </table:table-cell>
          <table:table-cell office:value-type="float" office:value="800000" calcext:value-type="float">
            <text:p>800.000</text:p>
          </table:table-cell>
          <table:table-cell table:formula="of:=1/[.B14]*25.4/0.28/0.0254" office:value-type="float" office:value="0.00654133227425022" calcext:value-type="float">
            <text:p>0,0065413</text:p>
          </table:table-cell>
          <table:table-cell table:formula="of:=1/[.E14]" office:value-type="float" office:value="152.874056549072" calcext:value-type="float">
            <text:p>152,8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14]/2" office:value-type="float" office:value="272989.386694772" calcext:value-type="float">
            <text:p>272.989,39</text:p>
          </table:table-cell>
          <table:table-cell table:style-name="ce4" table:formula="of:=([.B15]+[.B14])/2" office:value-type="float" office:value="409484.080042158" calcext:value-type="float">
            <text:p>409.484</text:p>
          </table:table-cell>
          <table:table-cell office:value-type="float" office:value="400000" calcext:value-type="float">
            <text:p>400.000</text:p>
          </table:table-cell>
          <table:table-cell table:formula="of:=1/[.B15]*25.4/0.28/0.0254" office:value-type="float" office:value="0.0130826645485004" calcext:value-type="float">
            <text:p>0,0130827</text:p>
          </table:table-cell>
          <table:table-cell table:formula="of:=1/[.E15]" office:value-type="float" office:value="76.4370282745362" calcext:value-type="float">
            <text:p>76,4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15]/2" office:value-type="float" office:value="136494.693347386" calcext:value-type="float">
            <text:p>136.494,69</text:p>
          </table:table-cell>
          <table:table-cell table:style-name="ce4" table:formula="of:=([.B16]+[.B15])/2" office:value-type="float" office:value="204742.040021079" calcext:value-type="float">
            <text:p>204.742</text:p>
          </table:table-cell>
          <table:table-cell office:value-type="float" office:value="200000" calcext:value-type="float">
            <text:p>200.000</text:p>
          </table:table-cell>
          <table:table-cell table:formula="of:=1/[.B16]*25.4/0.28/0.0254" office:value-type="float" office:value="0.0261653290970009" calcext:value-type="float">
            <text:p>0,0261653</text:p>
          </table:table-cell>
          <table:table-cell table:formula="of:=1/[.E16]" office:value-type="float" office:value="38.2185141372681" calcext:value-type="float">
            <text:p>38,2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16]/2" office:value-type="float" office:value="68247.346673693" calcext:value-type="float">
            <text:p>68.247,35</text:p>
          </table:table-cell>
          <table:table-cell table:style-name="ce4" table:formula="of:=([.B17]+[.B16])/2" office:value-type="float" office:value="102371.020010539" calcext:value-type="float">
            <text:p>102.371</text:p>
          </table:table-cell>
          <table:table-cell office:value-type="float" office:value="100000" calcext:value-type="float">
            <text:p>100.000</text:p>
          </table:table-cell>
          <table:table-cell table:formula="of:=1/[.B17]*25.4/0.28/0.0254" office:value-type="float" office:value="0.0523306581940018" calcext:value-type="float">
            <text:p>0,0523307</text:p>
          </table:table-cell>
          <table:table-cell table:formula="of:=1/[.E17]" office:value-type="float" office:value="19.109257068634" calcext:value-type="float">
            <text:p>19,1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17]/2" office:value-type="float" office:value="34123.6733368465" calcext:value-type="float">
            <text:p>34.123,67</text:p>
          </table:table-cell>
          <table:table-cell table:style-name="ce4" table:formula="of:=([.B18]+[.B17])/2" office:value-type="float" office:value="51185.5100052697" calcext:value-type="float">
            <text:p>51.186</text:p>
          </table:table-cell>
          <table:table-cell office:value-type="float" office:value="50000" calcext:value-type="float">
            <text:p>50.000</text:p>
          </table:table-cell>
          <table:table-cell table:formula="of:=1/[.B18]*25.4/0.28/0.0254" office:value-type="float" office:value="0.104661316388004" calcext:value-type="float">
            <text:p>0,1046613</text:p>
          </table:table-cell>
          <table:table-cell table:formula="of:=1/[.E18]" office:value-type="float" office:value="9.55462853431702" calcext:value-type="float">
            <text:p>9,5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18]/2" office:value-type="float" office:value="17061.8366684232" calcext:value-type="float">
            <text:p>17.061,84</text:p>
          </table:table-cell>
          <table:table-cell table:style-name="ce4" table:formula="of:=([.B19]+[.B18])/2" office:value-type="float" office:value="25592.7550026349" calcext:value-type="float">
            <text:p>25.593</text:p>
          </table:table-cell>
          <table:table-cell office:value-type="float" office:value="25000" calcext:value-type="float">
            <text:p>25.000</text:p>
          </table:table-cell>
          <table:table-cell table:formula="of:=1/[.B19]*25.4/0.28/0.0254" office:value-type="float" office:value="0.209322632776007" calcext:value-type="float">
            <text:p>0,2093226</text:p>
          </table:table-cell>
          <table:table-cell table:formula="of:=1/[.E19]" office:value-type="float" office:value="4.77731426715851" calcext:value-type="float">
            <text:p>4,7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19]/2" office:value-type="float" office:value="8530.91833421162" calcext:value-type="float">
            <text:p>8.530,92</text:p>
          </table:table-cell>
          <table:table-cell table:style-name="ce4" table:formula="of:=([.B20]+[.B19])/2" office:value-type="float" office:value="12796.3775013174" calcext:value-type="float">
            <text:p>12.796</text:p>
          </table:table-cell>
          <table:table-cell office:value-type="float" office:value="12500" calcext:value-type="float">
            <text:p>12.500</text:p>
          </table:table-cell>
          <table:table-cell table:formula="of:=1/[.B20]*25.4/0.28/0.0254" office:value-type="float" office:value="0.418645265552014" calcext:value-type="float">
            <text:p>0,4186453</text:p>
          </table:table-cell>
          <table:table-cell table:formula="of:=1/[.E20]" office:value-type="float" office:value="2.38865713357925" calcext:value-type="float">
            <text:p>2,3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B20]/2" office:value-type="float" office:value="4265.45916710581" calcext:value-type="float">
            <text:p>4.265,46</text:p>
          </table:table-cell>
          <table:table-cell table:style-name="ce4" table:formula="of:=([.B21]+[.B20])/2" office:value-type="float" office:value="6398.18875065872" calcext:value-type="float">
            <text:p>6.398</text:p>
          </table:table-cell>
          <table:table-cell office:value-type="float" office:value="6000" calcext:value-type="float">
            <text:p>6.000</text:p>
          </table:table-cell>
          <table:table-cell table:formula="of:=1/[.B21]*25.4/0.28/0.0254" office:value-type="float" office:value="0.837290531104028" calcext:value-type="float">
            <text:p>0,8372905</text:p>
          </table:table-cell>
          <table:table-cell table:formula="of:=1/[.E21]" office:value-type="float" office:value="1.19432856678963" calcext:value-type="float">
            <text:p>1,1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B21]/2" office:value-type="float" office:value="2132.72958355291" calcext:value-type="float">
            <text:p>2.132,73</text:p>
          </table:table-cell>
          <table:table-cell table:style-name="ce4" table:formula="of:=([.B22]+[.B21])/2" office:value-type="float" office:value="3199.09437532936" calcext:value-type="float">
            <text:p>3.199</text:p>
          </table:table-cell>
          <table:table-cell office:value-type="float" office:value="3000" calcext:value-type="float">
            <text:p>3.000</text:p>
          </table:table-cell>
          <table:table-cell table:formula="of:=1/[.B22]*25.4/0.28/0.0254" office:value-type="float" office:value="1.67458106220806" calcext:value-type="float">
            <text:p>1,6745811</text:p>
          </table:table-cell>
          <table:table-cell table:formula="of:=1/[.E22]" office:value-type="float" office:value="0.597164283394814" calcext:value-type="float">
            <text:p>0,6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B22]/2" office:value-type="float" office:value="1066.36479177645" calcext:value-type="float">
            <text:p>1.066,36</text:p>
          </table:table-cell>
          <table:table-cell table:style-name="ce4" table:formula="of:=([.B23]+[.B22])/2" office:value-type="float" office:value="1599.54718766468" calcext:value-type="float">
            <text:p>1.600</text:p>
          </table:table-cell>
          <table:table-cell office:value-type="float" office:value="1500" calcext:value-type="float">
            <text:p>1.500</text:p>
          </table:table-cell>
          <table:table-cell table:formula="of:=1/[.B23]*25.4/0.28/0.0254" office:value-type="float" office:value="3.34916212441611" calcext:value-type="float">
            <text:p>3,3491621</text:p>
          </table:table-cell>
          <table:table-cell table:formula="of:=1/[.E23]" office:value-type="float" office:value="0.298582141697407" calcext:value-type="float">
            <text:p>0,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B23]/2" office:value-type="float" office:value="533.182395888226" calcext:value-type="float">
            <text:p>533,18</text:p>
          </table:table-cell>
          <table:table-cell table:style-name="ce4" table:formula="of:=([.B24]+[.B23])/2" office:value-type="float" office:value="799.77359383234" calcext:value-type="float">
            <text:p>800</text:p>
          </table:table-cell>
          <table:table-cell office:value-type="float" office:value="800" calcext:value-type="float">
            <text:p>800</text:p>
          </table:table-cell>
          <table:table-cell table:formula="of:=1/[.B24]*25.4/0.28/0.0254" office:value-type="float" office:value="6.69832424883223" calcext:value-type="float">
            <text:p>6,6983242</text:p>
          </table:table-cell>
          <table:table-cell table:formula="of:=1/[.E24]" office:value-type="float" office:value="0.149291070848703" calcext:value-type="float">
            <text:p>0,1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B24]/2" office:value-type="float" office:value="266.591197944113" calcext:value-type="float">
            <text:p>266,59</text:p>
          </table:table-cell>
          <table:table-cell table:style-name="ce4" table:formula="of:=([.B25]+[.B24])/2" office:value-type="float" office:value="399.88679691617" calcext:value-type="float">
            <text:p>400</text:p>
          </table:table-cell>
          <table:table-cell office:value-type="float" office:value="400" calcext:value-type="float">
            <text:p>400</text:p>
          </table:table-cell>
          <table:table-cell table:formula="of:=1/[.B25]*25.4/0.28/0.0254" office:value-type="float" office:value="13.3966484976645" calcext:value-type="float">
            <text:p>13,3966485</text:p>
          </table:table-cell>
          <table:table-cell table:formula="of:=1/[.E25]" office:value-type="float" office:value="0.0746455354243517" calcext:value-type="float">
            <text:p>0,0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B25]/2" office:value-type="float" office:value="133.295598972057" calcext:value-type="float">
            <text:p>133,30</text:p>
          </table:table-cell>
          <table:table-cell table:style-name="ce4" table:formula="of:=([.B26]+[.B25])/2" office:value-type="float" office:value="199.943398458085" calcext:value-type="float">
            <text:p>200</text:p>
          </table:table-cell>
          <table:table-cell office:value-type="float" office:value="200" calcext:value-type="float">
            <text:p>200</text:p>
          </table:table-cell>
          <table:table-cell table:formula="of:=1/[.B26]*25.4/0.28/0.0254" office:value-type="float" office:value="26.7932969953289" calcext:value-type="float">
            <text:p>26,7932970</text:p>
          </table:table-cell>
          <table:table-cell table:formula="of:=1/[.E26]" office:value-type="float" office:value="0.0373227677121759" calcext:value-type="float">
            <text:p>0,0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B26]/2" office:value-type="float" office:value="66.6477994860283" calcext:value-type="float">
            <text:p>66,65</text:p>
          </table:table-cell>
          <table:table-cell table:style-name="ce4" table:formula="of:=([.B27]+[.B26])/2" office:value-type="float" office:value="99.9716992290425" calcext:value-type="float">
            <text:p>100</text:p>
          </table:table-cell>
          <table:table-cell office:value-type="float" office:value="100" calcext:value-type="float">
            <text:p>100</text:p>
          </table:table-cell>
          <table:table-cell table:formula="of:=1/[.B27]*25.4/0.28/0.0254" office:value-type="float" office:value="53.5865939906578" calcext:value-type="float">
            <text:p>53,5865940</text:p>
          </table:table-cell>
          <table:table-cell table:formula="of:=1/[.E27]" office:value-type="float" office:value="0.0186613838560879" calcext:value-type="float">
            <text:p>0,0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B27]/2" office:value-type="float" office:value="33.3238997430142" calcext:value-type="float">
            <text:p>33,32</text:p>
          </table:table-cell>
          <table:table-cell table:style-name="ce4" table:formula="of:=([.B28]+[.B27])/2" office:value-type="float" office:value="49.9858496145212" calcext:value-type="float">
            <text:p>50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B28]/2" office:value-type="float" office:value="16.6619498715071" calcext:value-type="float">
            <text:p>16,66</text:p>
          </table:table-cell>
          <table:table-cell table:style-name="ce4" table:formula="of:=([.B29]+[.B28])/2" office:value-type="float" office:value="24.9929248072606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B29]/2" office:value-type="float" office:value="8.33097493575354" calcext:value-type="float">
            <text:p>8,33</text:p>
          </table:table-cell>
          <table:table-cell table:style-name="ce4" table:formula="of:=([.B30]+[.B29])/2" office:value-type="float" office:value="12.4964624036303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B30]/2" office:value-type="float" office:value="4.16548746787677" calcext:value-type="float">
            <text:p>4,17</text:p>
          </table:table-cell>
          <table:table-cell table:style-name="ce4" table:formula="of:=([.B31]+[.B30])/2" office:value-type="float" office:value="6.24823120181515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B31]/2" office:value-type="float" office:value="2.08274373393838" calcext:value-type="float">
            <text:p>2,08</text:p>
          </table:table-cell>
          <table:table-cell table:style-name="ce4" table:formula="of:=([.B32]+[.B31])/2" office:value-type="float" office:value="3.12411560090758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B32]/2" office:value-type="float" office:value="1.04137186696919" calcext:value-type="float">
            <text:p>1,04</text:p>
          </table:table-cell>
          <table:table-cell table:style-name="ce4" table:formula="of:=([.B33]+[.B32])/2" office:value-type="float" office:value="1.56205780045379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B33]/2" office:value-type="float" office:value="0.520685933484596" calcext:value-type="float">
            <text:p>0,52</text:p>
          </table:table-cell>
          <table:table-cell table:style-name="ce4" table:formula="of:=([.B34]+[.B33])/2" office:value-type="float" office:value="0.781028900226894" calcext:value-type="float">
            <text:p>1</text:p>
          </table:table-cell>
          <table:table-cell table:number-columns-repeated="3"/>
        </table:table-row>
        <table:table-row table:style-name="ro1" table:number-rows-repeated="1048541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number:number-style style:name="N104">
      <number:number number:decimal-places="1" loext:min-decimal-places="1" number:min-integer-digits="1" number:grouping="true"/>
    </number:number-style>
    <number:number-style style:name="N106">
      <number:number number:decimal-places="3" loext:min-decimal-places="3" number:min-integer-digits="1" number:grouping="true"/>
    </number:number-style>
    <number:number-style style:name="N107">
      <number:number number:decimal-places="4" loext:min-decimal-places="4" number:min-integer-digits="1" number:grouping="true"/>
    </number:number-style>
    <number:number-style style:name="N108">
      <number:number number:decimal-places="5" loext:min-decimal-places="5" number:min-integer-digits="1" number:grouping="true"/>
    </number:number-style>
    <number:number-style style:name="N109">
      <number:number number:decimal-places="6" loext:min-decimal-places="6" number:min-integer-digits="1" number:grouping="true"/>
    </number:number-style>
    <number:number-style style:name="N110">
      <number:number number:decimal-places="7" loext:min-decimal-places="7" number:min-integer-digits="1" number:grouping="true"/>
    </number:number-style>
    <number:number-style style:name="N111">
      <number:number number:decimal-places="8" loext:min-decimal-places="8" number:min-integer-digits="1" number:grouping="true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6">00/00/0000</text:date>, <text:time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4T12:12:43.940551613</meta:creation-date>
    <dc:date>2017-03-06T08:43:11.858121929</dc:date>
    <meta:editing-duration>P1DT18H9M46S</meta:editing-duration>
    <meta:editing-cycles>2</meta:editing-cycles>
    <meta:generator>LibreOffice/5.1.6.2$Linux_X86_64 LibreOffice_project/10m0$Build-2</meta:generator>
    <meta:document-statistic meta:table-count="1" meta:cell-count="170" meta:object-count="0"/>
  </office:meta>
</office:document-meta>
</file>